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95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866cm"/>
    </style:style>
    <style:style style:name="co10" style:family="table-column">
      <style:table-column-properties fo:break-before="auto" style:column-width="4.057cm"/>
    </style:style>
    <style:style style:name="co11" style:family="table-column">
      <style:table-column-properties fo:break-before="auto" style:column-width="5.909cm"/>
    </style:style>
    <style:style style:name="co12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freechart-sta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<text:s/>NOCom</text:p>
          </table:table-cell>
          <table:table-cell office:value-type="string" calcext:value-type="string">
            <text:p><text:s/>NCLOC</text:p>
          </table:table-cell>
          <table:table-cell office:value-type="string" calcext:value-type="string">
            <text:p><text:s/>DCP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AbstractAnnotation.java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5.66" calcext:value-type="float">
            <text:p>65,66</text:p>
          </table:table-cell>
          <table:table-cell table:style-name="Default"/>
          <table:table-cell table:formula="of:=COUNT([.B2:.B633])" office:value-type="float" office:value="632" calcext:value-type="float">
            <text:p>632</text:p>
          </table:table-cell>
          <table:table-cell table:formula="of:=COUNT([.C2:.C633])" office:value-type="float" office:value="632" calcext:value-type="float">
            <text:p>632</text:p>
          </table:table-cell>
          <table:table-cell table:formula="of:=COUNT([.D2:.D633])"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./src/main/java/org/jfree/chart/annotations/AbstractXYAnnotation.java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58.6" calcext:value-type="float">
            <text:p>58,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Annotation.jav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7.72" calcext:value-type="float">
            <text:p>87,7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CategoryAnnotation.jav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3.33" calcext:value-type="float">
            <text:p>83,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CategoryLine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49.23" calcext:value-type="float">
            <text:p>49,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CategoryPointer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238" calcext:value-type="float">
            <text:p>238</text:p>
          </table:table-cell>
          <table:table-cell office:value-type="float" office:value="50.42" calcext:value-type="float">
            <text:p>50,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CategoryTextAnnotation.java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TextAnnotation.java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56.37" calcext:value-type="float">
            <text:p>56,3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Annotation.jav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.81" calcext:value-type="float">
            <text:p>82,8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AnnotationBoundsInfo.jav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9.06" calcext:value-type="float">
            <text:p>89,0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BoxAnnotation.java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48.54" calcext:value-type="float">
            <text:p>48,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DataImageAnnotation.java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52.54" calcext:value-type="float">
            <text:p>52,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Drawable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47.04" calcext:value-type="float">
            <text:p>47,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Image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50.74" calcext:value-type="float">
            <text:p>50,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LineAnnotation.java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45.62" calcext:value-type="float">
            <text:p>45,6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Pointer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48.99" calcext:value-type="float">
            <text:p>48,9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./src/main/java/org/jfree/chart/annotations/XYPolygonAnnotation.java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46.73" calcext:value-type="float">
            <text:p>46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nnotations/XYShapeAnnotation.java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44.12" calcext:value-type="float">
            <text:p>44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nnotations/XYTextAnnotation.java</text:p>
          </table:table-cell>
          <table:table-cell office:value-type="float" office:value="14" calcext:value-type="float">
            <text:p>14</text:p>
          </table:table-cell>
          <table:table-cell office:value-type="float" office:value="282" calcext:value-type="float">
            <text:p>282</text:p>
          </table:table-cell>
          <table:table-cell office:value-type="float" office:value="51.63" calcext:value-type="float">
            <text:p>51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nnotations/XYTitleAnnotation.java</text:p>
          </table:table-cell>
          <table:table-cell office:value-type="float" office:value="15" calcext:value-type="float">
            <text:p>15</text:p>
          </table:table-cell>
          <table:table-cell office:value-type="float" office:value="212" calcext:value-type="float">
            <text:p>212</text:p>
          </table:table-cell>
          <table:table-cell office:value-type="float" office:value="40.95" calcext:value-type="float">
            <text:p>40,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HorizontalAlignment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Layer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6.49" calcext:value-type="float">
            <text:p>86,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LengthAdjustmentType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7.23" calcext:value-type="float">
            <text:p>87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PublicCloneable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.57" calcext:value-type="float">
            <text:p>90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RectangleAlignment.java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7.5" calcext:value-type="float">
            <text:p>3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RectangleAnchor.java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7.5" calcext:value-type="float">
            <text:p>3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RectangleEdge.jav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0.75" calcext:value-type="float">
            <text:p>60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RectangleInsets.java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49.28" calcext:value-type="float">
            <text:p>49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R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2.09" calcext:value-type="float">
            <text:p>82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SortOrder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.64" calcext:value-type="float">
            <text:p>88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TableOrder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.64" calcext:value-type="float">
            <text:p>88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UnitType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.64" calcext:value-type="float">
            <text:p>88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VerticalAlignment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pi/XYCoordinateType.jav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Axis.java</text:p>
          </table:table-cell>
          <table:table-cell office:value-type="float" office:value="15" calcext:value-type="float">
            <text:p>15</text:p>
          </table:table-cell>
          <table:table-cell office:value-type="float" office:value="789" calcext:value-type="float">
            <text:p>789</text:p>
          </table:table-cell>
          <table:table-cell office:value-type="float" office:value="48.63" calcext:value-type="float">
            <text:p>48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AxisCollection.java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1.42" calcext:value-type="float">
            <text:p>61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AxisLabelLocation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7.23" calcext:value-type="float">
            <text:p>87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AxisLocation.java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7.9" calcext:value-type="float">
            <text:p>67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AxisSpace.java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44.74" calcext:value-type="float">
            <text:p>44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AxisState.java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62.29" calcext:value-type="float">
            <text:p>62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CategoryAnchor.jav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7.5" calcext:value-type="float">
            <text:p>8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CategoryAxis.java</text:p>
          </table:table-cell>
          <table:table-cell office:value-type="float" office:value="16" calcext:value-type="float">
            <text:p>16</text:p>
          </table:table-cell>
          <table:table-cell office:value-type="float" office:value="726" calcext:value-type="float">
            <text:p>726</text:p>
          </table:table-cell>
          <table:table-cell office:value-type="float" office:value="43.98" calcext:value-type="float">
            <text:p>43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CategoryLabelPosition.java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6.77" calcext:value-type="float">
            <text:p>56,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CategoryLabelPositions.java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40.71" calcext:value-type="float">
            <text:p>40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CategoryLabelWidthType.jav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8.89" calcext:value-type="float">
            <text:p>88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CategoryTick.java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8.33" calcext:value-type="float">
            <text:p>58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CompassFormat.java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5.71" calcext:value-type="float">
            <text:p>65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CyclicNumberAxis.java</text:p>
          </table:table-cell>
          <table:table-cell office:value-type="float" office:value="11" calcext:value-type="float">
            <text:p>11</text:p>
          </table:table-cell>
          <table:table-cell office:value-type="float" office:value="653" calcext:value-type="float">
            <text:p>653</text:p>
          </table:table-cell>
          <table:table-cell office:value-type="float" office:value="37.69" calcext:value-type="float">
            <text:p>37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DateAxis.java</text:p>
          </table:table-cell>
          <table:table-cell office:value-type="float" office:value="17" calcext:value-type="float">
            <text:p>17</text:p>
          </table:table-cell>
          <table:table-cell office:value-type="float" office:value="1063" calcext:value-type="float">
            <text:p>1063</text:p>
          </table:table-cell>
          <table:table-cell office:value-type="float" office:value="36.35" calcext:value-type="float">
            <text:p>36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DateTick.java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DateTickMarkPosition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DateTickUnit.java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55.84" calcext:value-type="float">
            <text:p>55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DateTickUnitType.jav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5.68" calcext:value-type="float">
            <text:p>75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ExtendedCategoryAxis.java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53.91" calcext:value-type="float">
            <text:p>53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LogarithmicAxis.java</text:p>
          </table:table-cell>
          <table:table-cell office:value-type="float" office:value="7" calcext:value-type="float">
            <text:p>7</text:p>
          </table:table-cell>
          <table:table-cell office:value-type="float" office:value="561" calcext:value-type="float">
            <text:p>561</text:p>
          </table:table-cell>
          <table:table-cell office:value-type="float" office:value="41.01" calcext:value-type="float">
            <text:p>41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LogAxis.java</text:p>
          </table:table-cell>
          <table:table-cell office:value-type="float" office:value="12" calcext:value-type="float">
            <text:p>12</text:p>
          </table:table-cell>
          <table:table-cell office:value-type="float" office:value="565" calcext:value-type="float">
            <text:p>565</text:p>
          </table:table-cell>
          <table:table-cell office:value-type="float" office:value="41.45" calcext:value-type="float">
            <text:p>41,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LogTick.jav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0.56" calcext:value-type="float">
            <text:p>80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MarkerAxisBand.java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45.04" calcext:value-type="float">
            <text:p>45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ModuloAxis.java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45.98" calcext:value-type="float">
            <text:p>45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MonthDateFormat.java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57.39" calcext:value-type="float">
            <text:p>57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NumberAxis.java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float" office:value="41.7" calcext:value-type="float">
            <text:p>41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NumberTick.java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7.38" calcext:value-type="float">
            <text:p>77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NumberTickUnit.java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60.43" calcext:value-type="float">
            <text:p>60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NumberTickUnitSource.java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26.64" calcext:value-type="float">
            <text:p>26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PeriodAxis.java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38.98" calcext:value-type="float">
            <text:p>38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PeriodAxisLabelInfo.java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50.63" calcext:value-type="float">
            <text:p>50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QuarterDateFormat.java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4.24" calcext:value-type="float">
            <text:p>54,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StandardTickUnitSource.java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7.23" calcext:value-type="float">
            <text:p>67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SubCategoryAxis.java</text:p>
          </table:table-cell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  <table:table-cell office:value-type="float" office:value="41.31" calcext:value-type="float">
            <text:p>41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SymbolAxis.java</text:p>
          </table:table-cell>
          <table:table-cell office:value-type="float" office:value="11" calcext:value-type="float">
            <text:p>11</text:p>
          </table:table-cell>
          <table:table-cell office:value-type="float" office:value="423" calcext:value-type="float">
            <text:p>423</text:p>
          </table:table-cell>
          <table:table-cell office:value-type="float" office:value="37.89" calcext:value-type="float">
            <text:p>37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Tick.java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8.6" calcext:value-type="float">
            <text:p>58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TickType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8.89" calcext:value-type="float">
            <text:p>88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TickUnit.java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1.68" calcext:value-type="float">
            <text:p>61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TickUnits.java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63.08" calcext:value-type="float">
            <text:p>63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TickUnitSource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89" calcext:value-type="float">
            <text:p>91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Timeline.jav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.73" calcext:value-type="float">
            <text:p>91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ValueAxis.java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49.64" calcext:value-type="float">
            <text:p>49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axis/ValueTick.jav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5.85" calcext:value-type="float">
            <text:p>65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AbstractBlock.java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office:value-type="float" office:value="55.73" calcext:value-type="float">
            <text:p>55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Arrangement.jav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9.71" calcext:value-type="float">
            <text:p>89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Block.jav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7.13" calcext:value-type="float">
            <text:p>87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BlockBorder.java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52.8" calcext:value-type="float">
            <text:p>52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BlockContainer.java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50.39" calcext:value-type="float">
            <text:p>50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BlockFrame.jav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BlockParams.jav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BlockResult.jav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9.17" calcext:value-type="float">
            <text:p>79,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BorderArrangement.java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 office:value-type="float" office:value="25.24" calcext:value-type="float">
            <text:p>25,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CenterArrangement.java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53.33" calcext:value-type="float">
            <text:p>53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ColorBlock.java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58.86" calcext:value-type="float">
            <text:p>58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ColumnArrangement.java</text:p>
          </table:table-cell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41.57" calcext:value-type="float">
            <text:p>41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EmptyBlock.java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0.27" calcext:value-type="float">
            <text:p>70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EntityBlockParams.jav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EntityBlockResult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.57" calcext:value-type="float">
            <text:p>90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FlowArrangement.java</text:p>
          </table:table-cell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office:value-type="float" office:value="43.07" calcext:value-type="float">
            <text:p>43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GridArrangement.java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office:value-type="float" office:value="40.69" calcext:value-type="float">
            <text:p>40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LabelBlock.java</text:p>
          </table:table-cell>
          <table:table-cell office:value-type="float" office:value="14" calcext:value-type="float">
            <text:p>14</text:p>
          </table:table-cell>
          <table:table-cell office:value-type="float" office:value="179" calcext:value-type="float">
            <text:p>179</text:p>
          </table:table-cell>
          <table:table-cell office:value-type="float" office:value="53.26" calcext:value-type="float">
            <text:p>53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LengthConstraintType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LineBorder.java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44.86" calcext:value-type="float">
            <text:p>44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RectangleConstraint.java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53.44" calcext:value-type="float">
            <text:p>53,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block/Size2D.java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0.4" calcext:value-type="float">
            <text:p>60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ChartColor.java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3.02" calcext:value-type="float">
            <text:p>53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ChartElement.ja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.67" calcext:value-type="float">
            <text:p>91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ChartElementVisitor.ja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.49" calcext:value-type="float">
            <text:p>91,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ChartFactory.java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46.52" calcext:value-type="float">
            <text:p>46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ChartHints.jav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3.12" calcext:value-type="float">
            <text:p>73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ChartRenderingInfo.java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58.01" calcext:value-type="float">
            <text:p>58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ChartTheme.jav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.16" calcext:value-type="float">
            <text:p>92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ChartTransferable.java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5.84" calcext:value-type="float">
            <text:p>55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ChartUtils.java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62.7" calcext:value-type="float">
            <text:p>62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date/MonthConstants.jav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6.92" calcext:value-type="float">
            <text:p>76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date/SerialDate.java</text:p>
          </table:table-cell>
          <table:table-cell office:value-type="float" office:value="8" calcext:value-type="float">
            <text:p>8</text:p>
          </table:table-cell>
          <table:table-cell office:value-type="float" office:value="355" calcext:value-type="float">
            <text:p>355</text:p>
          </table:table-cell>
          <table:table-cell office:value-type="float" office:value="58.53" calcext:value-type="float">
            <text:p>58,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date/SpreadsheetDate.java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56.79" calcext:value-type="float">
            <text:p>56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Drawable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6.05" calcext:value-type="float">
            <text:p>86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coders/EncoderUtil.java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0.22" calcext:value-type="float">
            <text:p>70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coders/ImageEncoder.jav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6.32" calcext:value-type="float">
            <text:p>86,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coders/ImageEncoderFactory.java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3.64" calcext:value-type="float">
            <text:p>63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coders/ImageFormat.jav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coders/SunJPEGEncoderAdapter.java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2.18" calcext:value-type="float">
            <text:p>62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coders/SunPNGEncoderAdapter.java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9.23" calcext:value-type="float">
            <text:p>69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AxisEntity.java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58.64" calcext:value-type="float">
            <text:p>58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CategoryItemEntity.java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2.86" calcext:value-type="float">
            <text:p>62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CategoryLabelEntity.java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1.54" calcext:value-type="float">
            <text:p>61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ChartEntity.java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51.21" calcext:value-type="float">
            <text:p>51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EntityCollection.jav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6.32" calcext:value-type="float">
            <text:p>86,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FlowEntity.jav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3.46" calcext:value-type="float">
            <text:p>63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JFreeChartEntity.java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58.42" calcext:value-type="float">
            <text:p>58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LegendItemEntity.java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3.64" calcext:value-type="float">
            <text:p>63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NodeEntity.java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3.86" calcext:value-type="float">
            <text:p>73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PieSectionEntity.java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1.61" calcext:value-type="float">
            <text:p>61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PlotEntity.java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58.42" calcext:value-type="float">
            <text:p>58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StandardEntityCollection.java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54.74" calcext:value-type="float">
            <text:p>54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TickLabelEntity.jav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2.46" calcext:value-type="float">
            <text:p>82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TitleEntity.java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58.42" calcext:value-type="float">
            <text:p>58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XYAnnotationEntity.java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5.35" calcext:value-type="float">
            <text:p>65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ntity/XYItemEntity.java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3.4" calcext:value-type="float">
            <text:p>63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AnnotationChangeEvent.java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8.79" calcext:value-type="float">
            <text:p>78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AnnotationChangeListener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Axis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0.65" calcext:value-type="float">
            <text:p>80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AxisChange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91" calcext:value-type="float">
            <text:p>90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ChartChangeEvent.java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0.43" calcext:value-type="float">
            <text:p>70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ChartChangeEventType.jav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7.23" calcext:value-type="float">
            <text:p>87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ChartChangeListene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.38" calcext:value-type="float">
            <text:p>90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ChartProgressEvent.java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9.57" calcext:value-type="float">
            <text:p>69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ChartProgressEventType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8.89" calcext:value-type="float">
            <text:p>88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ChartProgress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9.8" calcext:value-type="float">
            <text:p>89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MarkerChangeEvent.jav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0.95" calcext:value-type="float">
            <text:p>80,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MarkerChangeListener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Plot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1.25" calcext:value-type="float">
            <text:p>81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PlotChange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RendererChangeEvent.java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8.16" calcext:value-type="float">
            <text:p>78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RendererChange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9.8" calcext:value-type="float">
            <text:p>89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Title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0.33" calcext:value-type="float">
            <text:p>80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event/TitleChange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magemap/DynamicDriveToolTip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6.74" calcext:value-type="float">
            <text:p>76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magemap/ImageMapUtils.java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48.54" calcext:value-type="float">
            <text:p>48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magemap/OverLIBToolTip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1.16" calcext:value-type="float">
            <text:p>81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magemap/StandardToolTip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1.54" calcext:value-type="float">
            <text:p>81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magemap/StandardURLTagFragmentGenerator.jav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3.33" calcext:value-type="float">
            <text:p>83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magemap/ToolTipTagFragmentGenerator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3.44" calcext:value-type="float">
            <text:p>93,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magemap/URLTagFragment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.1" calcext:value-type="float">
            <text:p>87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nternal/Args.java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0.18" calcext:value-type="float">
            <text:p>70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nternal/ArrayUtils.java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43.62" calcext:value-type="float">
            <text:p>43,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nternal/CloneUtils.java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48.85" calcext:value-type="float">
            <text:p>48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nternal/HashUtils.java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66.15" calcext:value-type="float">
            <text:p>66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nternal/LineUtils.java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4.37" calcext:value-type="float">
            <text:p>44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nternal/PaintUtils.java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41.79" calcext:value-type="float">
            <text:p>41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nternal/SerialUtils.java</text:p>
          </table:table-cell>
          <table:table-cell office:value-type="float" office:value="4" calcext:value-type="float">
            <text:p>4</text:p>
          </table:table-cell>
          <table:table-cell office:value-type="float" office:value="418" calcext:value-type="float">
            <text:p>418</text:p>
          </table:table-cell>
          <table:table-cell office:value-type="float" office:value="34.07" calcext:value-type="float">
            <text:p>34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internal/ShapeUtils.java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46.42" calcext:value-type="float">
            <text:p>46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JFreeChart.java</text:p>
          </table:table-cell>
          <table:table-cell office:value-type="float" office:value="24" calcext:value-type="float">
            <text:p>24</text:p>
          </table:table-cell>
          <table:table-cell office:value-type="float" office:value="780" calcext:value-type="float">
            <text:p>780</text:p>
          </table:table-cell>
          <table:table-cell office:value-type="float" office:value="48.14" calcext:value-type="float">
            <text:p>48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AbstractCategoryItemLabelGenerator.java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52.8" calcext:value-type="float">
            <text:p>52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AbstractPieItemLabe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1.64" calcext:value-type="float">
            <text:p>51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AbstractXYItemLabelGenerator.java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50.79" calcext:value-type="float">
            <text:p>50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BoxAndWhiskerToolTip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0.9" calcext:value-type="float">
            <text:p>60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BoxAndWhiskerXYToolTip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9.86" calcext:value-type="float">
            <text:p>59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BubbleXYItemLabelGenerator.java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52.48" calcext:value-type="float">
            <text:p>52,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Category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0.91" calcext:value-type="float">
            <text:p>90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CategorySeriesLabelGenerato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07" calcext:value-type="float">
            <text:p>91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CategoryToolTipGenerato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8" calcext:value-type="float">
            <text:p>91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CrosshairLabelGenerato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CustomXYToolTip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4.44" calcext:value-type="float">
            <text:p>54,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FlowLabelGenerator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8.89" calcext:value-type="float">
            <text:p>88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HighLow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46.46" calcext:value-type="float">
            <text:p>46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IntervalCategory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5.74" calcext:value-type="float">
            <text:p>55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IntervalCategor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4.61" calcext:value-type="float">
            <text:p>54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IntervalXY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8.18" calcext:value-type="float">
            <text:p>48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IntervalXYToolTip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48.97" calcext:value-type="float">
            <text:p>48,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ItemLabelAnchor.java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9.57" calcext:value-type="float">
            <text:p>69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ItemLabelPosition.java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55.29" calcext:value-type="float">
            <text:p>55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MultipleXYSeriesLabelGenerator.java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47.17" calcext:value-type="float">
            <text:p>47,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PieSection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7.06" calcext:value-type="float">
            <text:p>87,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Pie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74" calcext:value-type="float">
            <text:p>90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tandardCategory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4.66" calcext:value-type="float">
            <text:p>64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tandardCategorySeriesLabel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0.42" calcext:value-type="float">
            <text:p>60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tandardCategoryToolTip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3.87" calcext:value-type="float">
            <text:p>63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tandardCrosshairLabel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8.39" calcext:value-type="float">
            <text:p>58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tandardFlowLabelGenerator.java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9.13" calcext:value-type="float">
            <text:p>59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tandardPieSectionLabe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63.04" calcext:value-type="float">
            <text:p>63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tandardPieToolTip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71.32" calcext:value-type="float">
            <text:p>71,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tandardXY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6.47" calcext:value-type="float">
            <text:p>66,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tandardXYSeriesLabelGenerator.java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1.59" calcext:value-type="float">
            <text:p>61,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tandardXYToolTip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6.09" calcext:value-type="float">
            <text:p>66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tandardXYZToolTip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52.81" calcext:value-type="float">
            <text:p>52,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SymbolicXYItemLabel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5.13" calcext:value-type="float">
            <text:p>55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X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74" calcext:value-type="float">
            <text:p>90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XYSeriesLabelGenerato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23" calcext:value-type="float">
            <text:p>91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X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57" calcext:value-type="float">
            <text:p>90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abels/XYZ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57" calcext:value-type="float">
            <text:p>90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egend/LegendGraphic.java</text:p>
          </table:table-cell>
          <table:table-cell office:value-type="float" office:value="8" calcext:value-type="float">
            <text:p>8</text:p>
          </table:table-cell>
          <table:table-cell office:value-type="float" office:value="334" calcext:value-type="float">
            <text:p>334</text:p>
          </table:table-cell>
          <table:table-cell office:value-type="float" office:value="51.1" calcext:value-type="float">
            <text:p>51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egend/LegendItem.java</text:p>
          </table:table-cell>
          <table:table-cell office:value-type="float" office:value="6" calcext:value-type="float">
            <text:p>6</text:p>
          </table:table-cell>
          <table:table-cell office:value-type="float" office:value="468" calcext:value-type="float">
            <text:p>468</text:p>
          </table:table-cell>
          <table:table-cell office:value-type="float" office:value="52.39" calcext:value-type="float">
            <text:p>52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egend/LegendItemBlockContainer.jav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9.41" calcext:value-type="float">
            <text:p>59,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egend/LegendItemCollection.java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0.56" calcext:value-type="float">
            <text:p>60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egend/LegendItemSource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egend/LegendRenderingOrder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.89" calcext:value-type="float">
            <text:p>88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egend/LegendTitle.java</text:p>
          </table:table-cell>
          <table:table-cell office:value-type="float" office:value="7" calcext:value-type="float">
            <text:p>7</text:p>
          </table:table-cell>
          <table:table-cell office:value-type="float" office:value="347" calcext:value-type="float">
            <text:p>347</text:p>
          </table:table-cell>
          <table:table-cell office:value-type="float" office:value="43.76" calcext:value-type="float">
            <text:p>43,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legend/PaintScaleLegend.java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40.79" calcext:value-type="float">
            <text:p>40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ategoryCrosshairState.java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9.24" calcext:value-type="float">
            <text:p>59,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ategoryMarker.java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60.34" calcext:value-type="float">
            <text:p>60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ategoryPlot.java</text:p>
          </table:table-cell>
          <table:table-cell office:value-type="float" office:value="32" calcext:value-type="float">
            <text:p>32</text:p>
          </table:table-cell>
          <table:table-cell office:value-type="float" office:value="2415" calcext:value-type="float">
            <text:p>2415</text:p>
          </table:table-cell>
          <table:table-cell office:value-type="float" office:value="46.61" calcext:value-type="float">
            <text:p>46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enterTextMode.jav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.23" calcext:value-type="float">
            <text:p>87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binedDomainCategoryPlot.java</text:p>
          </table:table-cell>
          <table:table-cell office:value-type="float" office:value="14" calcext:value-type="float">
            <text:p>14</text:p>
          </table:table-cell>
          <table:table-cell office:value-type="float" office:value="358" calcext:value-type="float">
            <text:p>358</text:p>
          </table:table-cell>
          <table:table-cell office:value-type="float" office:value="41.6" calcext:value-type="float">
            <text:p>41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binedDomainXYPlot.java</text:p>
          </table:table-cell>
          <table:table-cell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office:value-type="float" office:value="42.69" calcext:value-type="float">
            <text:p>42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binedRangeCategoryPlot.java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office:value-type="float" office:value="40.39" calcext:value-type="float">
            <text:p>40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binedRangeXYPlot.java</text:p>
          </table:table-cell>
          <table:table-cell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42.57" calcext:value-type="float">
            <text:p>42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pass/ArrowNeedle.java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pass/CompassPlot.java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43.56" calcext:value-type="float">
            <text:p>43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pass/LineNeedle.jav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62.73" calcext:value-type="float">
            <text:p>62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pass/LongNeedle.java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45.96" calcext:value-type="float">
            <text:p>45,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pass/MeterNeedle.java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52.66" calcext:value-type="float">
            <text:p>52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pass/MiddlePinNeedle.java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53.79" calcext:value-type="float">
            <text:p>53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pass/PinNeedle.java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54.62" calcext:value-type="float">
            <text:p>54,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pass/PlumNeedle.jav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7.5" calcext:value-type="float">
            <text:p>5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pass/PointerNeedle.jav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pass/ShipNeedle.java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8.82" calcext:value-type="float">
            <text:p>58,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ompass/WindNeedle.java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8.72" calcext:value-type="float">
            <text:p>58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rosshair.java</text:p>
          </table:table-cell>
          <table:table-cell office:value-type="float" office:value="16" calcext:value-type="float">
            <text:p>16</text:p>
          </table:table-cell>
          <table:table-cell office:value-type="float" office:value="298" calcext:value-type="float">
            <text:p>298</text:p>
          </table:table-cell>
          <table:table-cell office:value-type="float" office:value="55.79" calcext:value-type="float">
            <text:p>55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CrosshairState.java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66.36" calcext:value-type="float">
            <text:p>66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atasetRenderingOrde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67" calcext:value-type="float">
            <text:p>91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efaultDrawingSupplier.java</text:p>
          </table:table-cell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office:value-type="float" office:value="40.39" calcext:value-type="float">
            <text:p>40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AbstractDialLayer.java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61.66" calcext:value-type="float">
            <text:p>61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ArcDialFrame.java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float" office:value="51.18" calcext:value-type="float">
            <text:p>51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DialBackground.java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8.68" calcext:value-type="float">
            <text:p>58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DialCap.java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57.05" calcext:value-type="float">
            <text:p>57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DialFrame.jav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8.14" calcext:value-type="float">
            <text:p>88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DialLayer.jav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6.27" calcext:value-type="float">
            <text:p>86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DialLayer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0.65" calcext:value-type="float">
            <text:p>80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DialLayerChange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2" calcext:value-type="float">
            <text:p>90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DialPlot.java</text:p>
          </table:table-cell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office:value-type="float" office:value="50.4" calcext:value-type="float">
            <text:p>50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DialPointer.java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float" office:value="50.36" calcext:value-type="float">
            <text:p>50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DialScale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.06" calcext:value-type="float">
            <text:p>92,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DialText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55.96" calcext:value-type="float">
            <text:p>55,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DialValueIndicator.java</text:p>
          </table:table-cell>
          <table:table-cell office:value-type="float" office:value="16" calcext:value-type="float">
            <text:p>16</text:p>
          </table:table-cell>
          <table:table-cell office:value-type="float" office:value="327" calcext:value-type="float">
            <text:p>327</text:p>
          </table:table-cell>
          <table:table-cell office:value-type="float" office:value="52.61" calcext:value-type="float">
            <text:p>52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StandardDialFrame.java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53.73" calcext:value-type="float">
            <text:p>53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StandardDialRange.java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53.71" calcext:value-type="float">
            <text:p>53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/StandardDialScale.java</text:p>
          </table:table-cell>
          <table:table-cell office:value-type="float" office:value="11" calcext:value-type="float">
            <text:p>11</text:p>
          </table:table-cell>
          <table:table-cell office:value-type="float" office:value="417" calcext:value-type="float">
            <text:p>417</text:p>
          </table:table-cell>
          <table:table-cell office:value-type="float" office:value="54.58" calcext:value-type="float">
            <text:p>54,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ialShape.jav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7.5" calcext:value-type="float">
            <text:p>8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DrawingSupplier.jav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6.36" calcext:value-type="float">
            <text:p>86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FastScatterPlot.java</text:p>
          </table:table-cell>
          <table:table-cell office:value-type="float" office:value="15" calcext:value-type="float">
            <text:p>15</text:p>
          </table:table-cell>
          <table:table-cell office:value-type="float" office:value="507" calcext:value-type="float">
            <text:p>507</text:p>
          </table:table-cell>
          <table:table-cell office:value-type="float" office:value="47.95" calcext:value-type="float">
            <text:p>47,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flow/FlowPlot.java</text:p>
          </table:table-cell>
          <table:table-cell office:value-type="float" office:value="3" calcext:value-type="float">
            <text:p>3</text:p>
          </table:table-cell>
          <table:table-cell office:value-type="float" office:value="455" calcext:value-type="float">
            <text:p>455</text:p>
          </table:table-cell>
          <table:table-cell office:value-type="float" office:value="39.74" calcext:value-type="float">
            <text:p>39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IntervalMarker.java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8.38" calcext:value-type="float">
            <text:p>58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Marker.java</text:p>
          </table:table-cell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office:value-type="float" office:value="55.56" calcext:value-type="float">
            <text:p>55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MeterInterval.java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55.05" calcext:value-type="float">
            <text:p>55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MeterPlot.java</text:p>
          </table:table-cell>
          <table:table-cell office:value-type="float" office:value="19" calcext:value-type="float">
            <text:p>19</text:p>
          </table:table-cell>
          <table:table-cell office:value-type="float" office:value="643" calcext:value-type="float">
            <text:p>643</text:p>
          </table:table-cell>
          <table:table-cell office:value-type="float" office:value="44.71" calcext:value-type="float">
            <text:p>44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annable.jav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6.25" calcext:value-type="float">
            <text:p>86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ie/AbstractPieLabelDistributor.jav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ie/MultiplePiePlot.java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38.15" calcext:value-type="float">
            <text:p>38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ie/PieLabelDistributor.java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46.46" calcext:value-type="float">
            <text:p>46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ie/PieLabelLinkStyle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ie/PieLabelRecord.java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54.94" calcext:value-type="float">
            <text:p>54,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ie/PiePlot.java</text:p>
          </table:table-cell>
          <table:table-cell office:value-type="float" office:value="6" calcext:value-type="float">
            <text:p>6</text:p>
          </table:table-cell>
          <table:table-cell office:value-type="float" office:value="1547" calcext:value-type="float">
            <text:p>1547</text:p>
          </table:table-cell>
          <table:table-cell office:value-type="float" office:value="47.04" calcext:value-type="float">
            <text:p>47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ie/PiePlotState.java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6.11" calcext:value-type="float">
            <text:p>66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lot.java</text:p>
          </table:table-cell>
          <table:table-cell office:value-type="float" office:value="22" calcext:value-type="float">
            <text:p>22</text:p>
          </table:table-cell>
          <table:table-cell office:value-type="float" office:value="656" calcext:value-type="float">
            <text:p>656</text:p>
          </table:table-cell>
          <table:table-cell office:value-type="float" office:value="50.27" calcext:value-type="float">
            <text:p>50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lotOrientation.jav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3.08" calcext:value-type="float">
            <text:p>83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lotRenderingInfo.java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55.68" calcext:value-type="float">
            <text:p>55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lotState.jav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7.05" calcext:value-type="float">
            <text:p>77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olarAxisLocation.jav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2.26" calcext:value-type="float">
            <text:p>82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PolarPlot.java</text:p>
          </table:table-cell>
          <table:table-cell office:value-type="float" office:value="27" calcext:value-type="float">
            <text:p>27</text:p>
          </table:table-cell>
          <table:table-cell office:value-type="float" office:value="988" calcext:value-type="float">
            <text:p>988</text:p>
          </table:table-cell>
          <table:table-cell office:value-type="float" office:value="46.33" calcext:value-type="float">
            <text:p>46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RingPlot.java</text:p>
          </table:table-cell>
          <table:table-cell office:value-type="float" office:value="22" calcext:value-type="float">
            <text:p>22</text:p>
          </table:table-cell>
          <table:table-cell office:value-type="float" office:value="331" calcext:value-type="float">
            <text:p>331</text:p>
          </table:table-cell>
          <table:table-cell office:value-type="float" office:value="47.46" calcext:value-type="float">
            <text:p>47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SeriesRenderingOrde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38" calcext:value-type="float">
            <text:p>91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SpiderWebPlot.java</text:p>
          </table:table-cell>
          <table:table-cell office:value-type="float" office:value="24" calcext:value-type="float">
            <text:p>24</text:p>
          </table:table-cell>
          <table:table-cell office:value-type="float" office:value="677" calcext:value-type="float">
            <text:p>677</text:p>
          </table:table-cell>
          <table:table-cell office:value-type="float" office:value="47.15" calcext:value-type="float">
            <text:p>47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ThermometerPlot.java</text:p>
          </table:table-cell>
          <table:table-cell office:value-type="float" office:value="20" calcext:value-type="float">
            <text:p>20</text:p>
          </table:table-cell>
          <table:table-cell office:value-type="float" office:value="764" calcext:value-type="float">
            <text:p>764</text:p>
          </table:table-cell>
          <table:table-cell office:value-type="float" office:value="47.09" calcext:value-type="float">
            <text:p>47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ValueAxisPlot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ValueMarker.java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8.15" calcext:value-type="float">
            <text:p>68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WaferMapPlot.java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float" office:value="39.07" calcext:value-type="float">
            <text:p>39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XYCrosshairState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XYPlot.java</text:p>
          </table:table-cell>
          <table:table-cell office:value-type="float" office:value="31" calcext:value-type="float">
            <text:p>31</text:p>
          </table:table-cell>
          <table:table-cell office:value-type="float" office:value="2732" calcext:value-type="float">
            <text:p>2732</text:p>
          </table:table-cell>
          <table:table-cell office:value-type="float" office:value="45.15" calcext:value-type="float">
            <text:p>45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plot/Zoomable.jav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8.08" calcext:value-type="float">
            <text:p>88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AbstractRenderer.java</text:p>
          </table:table-cell>
          <table:table-cell office:value-type="float" office:value="30" calcext:value-type="float">
            <text:p>30</text:p>
          </table:table-cell>
          <table:table-cell office:value-type="float" office:value="1235" calcext:value-type="float">
            <text:p>1235</text:p>
          </table:table-cell>
          <table:table-cell office:value-type="float" office:value="55.48" calcext:value-type="float">
            <text:p>55,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AreaRendererEndType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.66" calcext:value-type="float">
            <text:p>89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AbstractCategoryItemRenderer.java</text:p>
          </table:table-cell>
          <table:table-cell office:value-type="float" office:value="28" calcext:value-type="float">
            <text:p>28</text:p>
          </table:table-cell>
          <table:table-cell office:value-type="float" office:value="925" calcext:value-type="float">
            <text:p>925</text:p>
          </table:table-cell>
          <table:table-cell office:value-type="float" office:value="40.01" calcext:value-type="float">
            <text:p>4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Area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35.79" calcext:value-type="float">
            <text:p>35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BarPainter.jav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6.9" calcext:value-type="float">
            <text:p>86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BarRenderer.java</text:p>
          </table:table-cell>
          <table:table-cell office:value-type="float" office:value="16" calcext:value-type="float">
            <text:p>16</text:p>
          </table:table-cell>
          <table:table-cell office:value-type="float" office:value="683" calcext:value-type="float">
            <text:p>683</text:p>
          </table:table-cell>
          <table:table-cell office:value-type="float" office:value="43.08" calcext:value-type="float">
            <text:p>43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BoxAndWhiskerRenderer.java</text:p>
          </table:table-cell>
          <table:table-cell office:value-type="float" office:value="16" calcext:value-type="float">
            <text:p>16</text:p>
          </table:table-cell>
          <table:table-cell office:value-type="float" office:value="596" calcext:value-type="float">
            <text:p>596</text:p>
          </table:table-cell>
          <table:table-cell office:value-type="float" office:value="41.11" calcext:value-type="float">
            <text:p>41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CategoryItemRenderer.java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float" office:value="88.19" calcext:value-type="float">
            <text:p>88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CategoryItemRendererState.java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5.59" calcext:value-type="float">
            <text:p>65,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CategoryStepRenderer.java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46.3" calcext:value-type="float">
            <text:p>46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DefaultCategoryItemRenderer.jav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6.54" calcext:value-type="float">
            <text:p>86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Gantt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351" calcext:value-type="float">
            <text:p>351</text:p>
          </table:table-cell>
          <table:table-cell office:value-type="float" office:value="36.76" calcext:value-type="float">
            <text:p>36,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GradientBarPainter.java</text:p>
          </table:table-cell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36.76" calcext:value-type="float">
            <text:p>36,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GroupedStackedBarRenderer.java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34.34" calcext:value-type="float">
            <text:p>34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IntervalBar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46.82" calcext:value-type="float">
            <text:p>46,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LayeredBar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office:value-type="float" office:value="32.01" calcext:value-type="float">
            <text:p>32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Level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44.91" calcext:value-type="float">
            <text:p>44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LineAndShapeRenderer.java</text:p>
          </table:table-cell>
          <table:table-cell office:value-type="float" office:value="14" calcext:value-type="float">
            <text:p>14</text:p>
          </table:table-cell>
          <table:table-cell office:value-type="float" office:value="379" calcext:value-type="float">
            <text:p>379</text:p>
          </table:table-cell>
          <table:table-cell office:value-type="float" office:value="51.03" calcext:value-type="float">
            <text:p>51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MinMaxCategoryRenderer.java</text:p>
          </table:table-cell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office:value-type="float" office:value="45.64" calcext:value-type="float">
            <text:p>45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ScatterRenderer.java</text:p>
          </table:table-cell>
          <table:table-cell office:value-type="float" office:value="13" calcext:value-type="float">
            <text:p>13</text:p>
          </table:table-cell>
          <table:table-cell office:value-type="float" office:value="269" calcext:value-type="float">
            <text:p>269</text:p>
          </table:table-cell>
          <table:table-cell office:value-type="float" office:value="49.63" calcext:value-type="float">
            <text:p>49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StackedArea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35.16" calcext:value-type="float">
            <text:p>35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StackedBarRenderer.java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37.57" calcext:value-type="float">
            <text:p>37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StandardBarPainter.java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47.52" calcext:value-type="float">
            <text:p>47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StatisticalBar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342" calcext:value-type="float">
            <text:p>342</text:p>
          </table:table-cell>
          <table:table-cell office:value-type="float" office:value="33.98" calcext:value-type="float">
            <text:p>33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StatisticalLineAndShapeRenderer.java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office:value-type="float" office:value="36.85" calcext:value-type="float">
            <text:p>36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category/WaterfallBar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office:value-type="float" office:value="39.16" calcext:value-type="float">
            <text:p>39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DefaultPolarItemRenderer.java</text:p>
          </table:table-cell>
          <table:table-cell office:value-type="float" office:value="22" calcext:value-type="float">
            <text:p>22</text:p>
          </table:table-cell>
          <table:table-cell office:value-type="float" office:value="489" calcext:value-type="float">
            <text:p>489</text:p>
          </table:table-cell>
          <table:table-cell office:value-type="float" office:value="41.79" calcext:value-type="float">
            <text:p>41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GrayPaintScale.java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59.61" calcext:value-type="float">
            <text:p>59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LookupPaintScale.java</text:p>
          </table:table-cell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47.97" calcext:value-type="float">
            <text:p>47,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NotOutlierException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9.47" calcext:value-type="float">
            <text:p>89,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Outlier.jav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4.29" calcext:value-type="float">
            <text:p>64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OutlierList.java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8.59" calcext:value-type="float">
            <text:p>68,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OutlierListCollection.java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8.79" calcext:value-type="float">
            <text:p>68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PaintScale.jav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9.04" calcext:value-type="float">
            <text:p>89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PolarItemRenderer.java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0.77" calcext:value-type="float">
            <text:p>80,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RendererState.java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9.9" calcext:value-type="float">
            <text:p>69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RendererUtils.java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38.06" calcext:value-type="float">
            <text:p>38,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WaferMap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40.7" calcext:value-type="float">
            <text:p>40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AbstractXYItemRenderer.java</text:p>
          </table:table-cell>
          <table:table-cell office:value-type="float" office:value="30" calcext:value-type="float">
            <text:p>30</text:p>
          </table:table-cell>
          <table:table-cell office:value-type="float" office:value="974" calcext:value-type="float">
            <text:p>974</text:p>
          </table:table-cell>
          <table:table-cell office:value-type="float" office:value="36.09" calcext:value-type="float">
            <text:p>36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CandlestickRenderer.java</text:p>
          </table:table-cell>
          <table:table-cell office:value-type="float" office:value="15" calcext:value-type="float">
            <text:p>15</text:p>
          </table:table-cell>
          <table:table-cell office:value-type="float" office:value="429" calcext:value-type="float">
            <text:p>429</text:p>
          </table:table-cell>
          <table:table-cell office:value-type="float" office:value="47.56" calcext:value-type="float">
            <text:p>47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ClusteredXYBar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39.02" calcext:value-type="float">
            <text:p>39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CyclicXYItemRenderer.java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43.02" calcext:value-type="float">
            <text:p>43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DefaultXYItemRenderer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DeviationRenderer.java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50.88" calcext:value-type="float">
            <text:p>50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DeviationStepRenderer.java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38.65" calcext:value-type="float">
            <text:p>38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GradientXYBarPainter.java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office:value-type="float" office:value="36.87" calcext:value-type="float">
            <text:p>36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HighLow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float" office:value="45.76" calcext:value-type="float">
            <text:p>45,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SamplingXYLineRenderer.java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48.95" calcext:value-type="float">
            <text:p>48,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StackedXYArea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float" office:value="44.99" calcext:value-type="float">
            <text:p>44,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StackedXYAreaRenderer2.java</text:p>
          </table:table-cell>
          <table:table-cell office:value-type="float" office:value="9" calcext:value-type="float">
            <text:p>9</text:p>
          </table:table-cell>
          <table:table-cell office:value-type="float" office:value="325" calcext:value-type="float">
            <text:p>325</text:p>
          </table:table-cell>
          <table:table-cell office:value-type="float" office:value="34.08" calcext:value-type="float">
            <text:p>34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StackedXYBarRenderer.java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float" office:value="40.11" calcext:value-type="float">
            <text:p>40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StandardXYBarPainter.java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47.52" calcext:value-type="float">
            <text:p>47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StandardXYItemRenderer.java</text:p>
          </table:table-cell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  <table:table-cell office:value-type="float" office:value="48.34" calcext:value-type="float">
            <text:p>48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VectorRenderer.java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float" office:value="34.08" calcext:value-type="float">
            <text:p>34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WindItemRenderer.java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46.5" calcext:value-type="float">
            <text:p>46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AreaRenderer.java</text:p>
          </table:table-cell>
          <table:table-cell office:value-type="float" office:value="17" calcext:value-type="float">
            <text:p>17</text:p>
          </table:table-cell>
          <table:table-cell office:value-type="float" office:value="387" calcext:value-type="float">
            <text:p>387</text:p>
          </table:table-cell>
          <table:table-cell office:value-type="float" office:value="40.37" calcext:value-type="float">
            <text:p>40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AreaRenderer2.java</text:p>
          </table:table-cell>
          <table:table-cell office:value-type="float" office:value="13" calcext:value-type="float">
            <text:p>13</text:p>
          </table:table-cell>
          <table:table-cell office:value-type="float" office:value="234" calcext:value-type="float">
            <text:p>234</text:p>
          </table:table-cell>
          <table:table-cell office:value-type="float" office:value="40.31" calcext:value-type="float">
            <text:p>40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BarPainter.jav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6.25" calcext:value-type="float">
            <text:p>86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BarRenderer.java</text:p>
          </table:table-cell>
          <table:table-cell office:value-type="float" office:value="18" calcext:value-type="float">
            <text:p>18</text:p>
          </table:table-cell>
          <table:table-cell office:value-type="float" office:value="623" calcext:value-type="float">
            <text:p>623</text:p>
          </table:table-cell>
          <table:table-cell office:value-type="float" office:value="42.53" calcext:value-type="float">
            <text:p>42,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BlockRenderer.java</text:p>
          </table:table-cell>
          <table:table-cell office:value-type="float" office:value="17" calcext:value-type="float">
            <text:p>17</text:p>
          </table:table-cell>
          <table:table-cell office:value-type="float" office:value="258" calcext:value-type="float">
            <text:p>258</text:p>
          </table:table-cell>
          <table:table-cell office:value-type="float" office:value="46.69" calcext:value-type="float">
            <text:p>46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BoxAndWhisker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434" calcext:value-type="float">
            <text:p>434</text:p>
          </table:table-cell>
          <table:table-cell office:value-type="float" office:value="40.79" calcext:value-type="float">
            <text:p>40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Bubble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38.26" calcext:value-type="float">
            <text:p>38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DifferenceRenderer.java</text:p>
          </table:table-cell>
          <table:table-cell office:value-type="float" office:value="15" calcext:value-type="float">
            <text:p>15</text:p>
          </table:table-cell>
          <table:table-cell office:value-type="float" office:value="708" calcext:value-type="float">
            <text:p>708</text:p>
          </table:table-cell>
          <table:table-cell office:value-type="float" office:value="33.02" calcext:value-type="float">
            <text:p>33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Dot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49.7" calcext:value-type="float">
            <text:p>49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Error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48.67" calcext:value-type="float">
            <text:p>48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ItemRenderer.java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87.26" calcext:value-type="float">
            <text:p>87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ItemRendererState.jav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9.67" calcext:value-type="float">
            <text:p>79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LineAndShapeRenderer.java</text:p>
          </table:table-cell>
          <table:table-cell office:value-type="float" office:value="21" calcext:value-type="float">
            <text:p>21</text:p>
          </table:table-cell>
          <table:table-cell office:value-type="float" office:value="521" calcext:value-type="float">
            <text:p>521</text:p>
          </table:table-cell>
          <table:table-cell office:value-type="float" office:value="51.67" calcext:value-type="float">
            <text:p>51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ShapeRenderer.java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office:value-type="float" office:value="51.6" calcext:value-type="float">
            <text:p>51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SplineRenderer.java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44.28" calcext:value-type="float">
            <text:p>44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StepAreaRenderer.java</text:p>
          </table:table-cell>
          <table:table-cell office:value-type="float" office:value="11" calcext:value-type="float">
            <text:p>11</text:p>
          </table:table-cell>
          <table:table-cell office:value-type="float" office:value="293" calcext:value-type="float">
            <text:p>293</text:p>
          </table:table-cell>
          <table:table-cell office:value-type="float" office:value="48.14" calcext:value-type="float">
            <text:p>48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XYStepRenderer.java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office:value-type="float" office:value="47.15" calcext:value-type="float">
            <text:p>47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renderer/xy/YInterval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48.74" calcext:value-type="float">
            <text:p>48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tandardChartTheme.java</text:p>
          </table:table-cell>
          <table:table-cell office:value-type="float" office:value="20" calcext:value-type="float">
            <text:p>20</text:p>
          </table:table-cell>
          <table:table-cell office:value-type="float" office:value="947" calcext:value-type="float">
            <text:p>947</text:p>
          </table:table-cell>
          <table:table-cell office:value-type="float" office:value="42.4" calcext:value-type="float">
            <text:p>42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AbstractOverlay.jav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8.32" calcext:value-type="float">
            <text:p>68,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ApplicationFrame.jav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3" calcext:value-type="float">
            <text:p>69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ChartFrame.jav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9.88" calcext:value-type="float">
            <text:p>69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ChartMouseEvent.jav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.83" calcext:value-type="float">
            <text:p>70,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ChartMouse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8.14" calcext:value-type="float">
            <text:p>88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ChartPanel.java</text:p>
          </table:table-cell>
          <table:table-cell office:value-type="float" office:value="9" calcext:value-type="float">
            <text:p>9</text:p>
          </table:table-cell>
          <table:table-cell office:value-type="float" office:value="1575" calcext:value-type="float">
            <text:p>1575</text:p>
          </table:table-cell>
          <table:table-cell office:value-type="float" office:value="42.73" calcext:value-type="float">
            <text:p>42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CrosshairOverlay.java</text:p>
          </table:table-cell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office:value-type="float" office:value="29.81" calcext:value-type="float">
            <text:p>29,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DefaultSelectionZoomStrategy.java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34.73" calcext:value-type="float">
            <text:p>34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ChartEditor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ChartEditorFactory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ChartEditorManager.java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7.78" calcext:value-type="float">
            <text:p>77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DefaultAxisEditor.java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50.11" calcext:value-type="float">
            <text:p>50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DefaultChartEditor.java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38.63" calcext:value-type="float">
            <text:p>38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DefaultChartEditorFactory.jav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2.76" calcext:value-type="float">
            <text:p>82,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DefaultLogAxisEditor.java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4.59" calcext:value-type="float">
            <text:p>44,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DefaultNumberAxisEditor.java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5.76" calcext:value-type="float">
            <text:p>35,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DefaultPlotEditor.java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34.94" calcext:value-type="float">
            <text:p>34,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DefaultPolarPlotEditor.java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41.18" calcext:value-type="float">
            <text:p>41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DefaultTitleEditor.java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38.74" calcext:value-type="float">
            <text:p>38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DefaultValueAxisEditor.java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38.42" calcext:value-type="float">
            <text:p>38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FontChooserPanel.java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37.91" calcext:value-type="float">
            <text:p>37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FontDisplayField.java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66.28" calcext:value-type="float">
            <text:p>66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LCBLayout.java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37.71" calcext:value-type="float">
            <text:p>37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PaintSample.java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StrokeChooserPanel.jav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3.86" calcext:value-type="float">
            <text:p>63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editor/StrokeSample.java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0.68" calcext:value-type="float">
            <text:p>50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MouseWheelHandler.java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3.24" calcext:value-type="float">
            <text:p>53,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NumberCellRenderer.jav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1.54" calcext:value-type="float">
            <text:p>61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Overlay.jav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1.03" calcext:value-type="float">
            <text:p>91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OverlayChangeEvent.jav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OverlayChange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9.58" calcext:value-type="float">
            <text:p>89,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PolarChartPanel.java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46.05" calcext:value-type="float">
            <text:p>46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SelectionZoomStrategy.jav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swing/UIUtils.java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3.04" calcext:value-type="float">
            <text:p>53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AttributedStringUtils.java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1.14" calcext:value-type="float">
            <text:p>51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format/HexNumberFormat.java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6.18" calcext:value-type="float">
            <text:p>66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format/HMSNumberFormat.jav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9.52" calcext:value-type="float">
            <text:p>69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format/LogFormat.java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55.86" calcext:value-type="float">
            <text:p>55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format/RelativeDateFormat.java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54.29" calcext:value-type="float">
            <text:p>54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G2TextMeasurer.java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1.43" calcext:value-type="float">
            <text:p>71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TextAnchor.java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4.83" calcext:value-type="float">
            <text:p>64,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TextBlock.java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49.63" calcext:value-type="float">
            <text:p>49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TextBlockAnchor.jav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8.18" calcext:value-type="float">
            <text:p>78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TextBox.java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float" office:value="46.03" calcext:value-type="float">
            <text:p>46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TextFragment.java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52.99" calcext:value-type="float">
            <text:p>52,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TextLine.java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51.35" calcext:value-type="float">
            <text:p>51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TextMeasurer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.91" calcext:value-type="float">
            <text:p>90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ext/TextUtils.java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office:value-type="float" office:value="43.78" calcext:value-type="float">
            <text:p>43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itle/CompositeTitle.java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56.5" calcext:value-type="float">
            <text:p>56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itle/DateTitle.java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75.97" calcext:value-type="float">
            <text:p>75,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itle/ImageTitle.java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46.67" calcext:value-type="float">
            <text:p>46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itle/ShortTextTitle.java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46.64" calcext:value-type="float">
            <text:p>46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itle/TextTitle.java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41.38" calcext:value-type="float">
            <text:p>41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title/Title.java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54.55" calcext:value-type="float">
            <text:p>54,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CategoryUR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78" calcext:value-type="float">
            <text:p>91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CustomCategoryURL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50.84" calcext:value-type="float">
            <text:p>50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CustomPieURL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53.43" calcext:value-type="float">
            <text:p>53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CustomXYUR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53.89" calcext:value-type="float">
            <text:p>53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PieURLGenerato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2.19" calcext:value-type="float">
            <text:p>92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StandardCategoryUR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51.96" calcext:value-type="float">
            <text:p>51,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StandardPieUR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53.64" calcext:value-type="float">
            <text:p>53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StandardXYURL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8.57" calcext:value-type="float">
            <text:p>58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StandardXYZURLGenerator.jav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TimeSeriesURL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0.82" calcext:value-type="float">
            <text:p>50,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XYURL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2.42" calcext:value-type="float">
            <text:p>92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rls/XYZURL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1.8" calcext:value-type="float">
            <text:p>91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til/AttrStringUtils.java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39.13" calcext:value-type="float">
            <text:p>39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til/DefaultShadow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float" office:value="44.37" calcext:value-type="float">
            <text:p>44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til/DirectionalGradientPaintTransformer.java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61.6" calcext:value-type="float">
            <text:p>61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til/ExportUtils.java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46.92" calcext:value-type="float">
            <text:p>46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til/GradientPaintTransformer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7.23" calcext:value-type="float">
            <text:p>87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til/GradientPaintTransformType.jav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2.5" calcext:value-type="float">
            <text:p>8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til/PaintAlpha.java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9.44" calcext:value-type="float">
            <text:p>59,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til/Shadow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9.71" calcext:value-type="float">
            <text:p>89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til/StandardGradientPaintTransformer.java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9.36" calcext:value-type="float">
            <text:p>49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chart/util/StringUtils.java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1.26" calcext:value-type="float">
            <text:p>71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category/Categor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.77" calcext:value-type="float">
            <text:p>90,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category/CategoryRangeInfo.jav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8.71" calcext:value-type="float">
            <text:p>88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category/CategoryToPie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48.68" calcext:value-type="float">
            <text:p>48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category/DefaultCategory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64.56" calcext:value-type="float">
            <text:p>64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category/DefaultInterval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office:value-type="float" office:value="48.79" calcext:value-type="float">
            <text:p>48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category/IntervalCategoryDataset.jav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.8" calcext:value-type="float">
            <text:p>90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category/Sliding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56.32" calcext:value-type="float">
            <text:p>56,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ComparableObjectItem.java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3.4" calcext:value-type="float">
            <text:p>63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ComparableObjectSeries.java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office:value-type="float" office:value="50.94" calcext:value-type="float">
            <text:p>50,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DataUtils.java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48.99" calcext:value-type="float">
            <text:p>48,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DefaultKeyedValue.java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2.42" calcext:value-type="float">
            <text:p>62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DefaultKeyedValues.java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DefaultKeyedValues2D.java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49.7" calcext:value-type="float">
            <text:p>49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DomainInfo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1.89" calcext:value-type="float">
            <text:p>91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DomainOrder.jav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7.23" calcext:value-type="float">
            <text:p>87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flow/DefaultFlowDataset.java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48.29" calcext:value-type="float">
            <text:p>48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flow/FlowDataset.jav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8.62" calcext:value-type="float">
            <text:p>88,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flow/FlowDatasetUtils.java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52.06" calcext:value-type="float">
            <text:p>52,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flow/FlowKey.java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7.69" calcext:value-type="float">
            <text:p>57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flow/NodeKey.jav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function/Function2D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function/LineFunction2D.java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5.29" calcext:value-type="float">
            <text:p>65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function/NormalDistributionFunction2D.java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1.24" calcext:value-type="float">
            <text:p>61,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function/PolynomialFunction2D.java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7.52" calcext:value-type="float">
            <text:p>67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function/PowerFunction2D.java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5.29" calcext:value-type="float">
            <text:p>65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antt/GanttCategor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0.63" calcext:value-type="float">
            <text:p>90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antt/SlidingGanttCategory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 office:value-type="float" office:value="54.13" calcext:value-type="float">
            <text:p>54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antt/Task.java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57.21" calcext:value-type="float">
            <text:p>57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antt/TaskSeries.java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7.07" calcext:value-type="float">
            <text:p>57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antt/TaskSeriesCollection.java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office:value-type="float" office:value="50.08" calcext:value-type="float">
            <text:p>5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antt/XYTask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54.38" calcext:value-type="float">
            <text:p>54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Abstract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8.33" calcext:value-type="float">
            <text:p>68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AbstractSeries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1.23" calcext:value-type="float">
            <text:p>91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Dataset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6.25" calcext:value-type="float">
            <text:p>86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DatasetChang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1.23" calcext:value-type="float">
            <text:p>91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DatasetUtils.java</text:p>
          </table:table-cell>
          <table:table-cell office:value-type="float" office:value="13" calcext:value-type="float">
            <text:p>13</text:p>
          </table:table-cell>
          <table:table-cell office:value-type="float" office:value="1459" calcext:value-type="float">
            <text:p>1459</text:p>
          </table:table-cell>
          <table:table-cell office:value-type="float" office:value="37.27" calcext:value-type="float">
            <text:p>37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DefaultHeatMap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55.7" calcext:value-type="float">
            <text:p>55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DefaultKeyedValue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6.91" calcext:value-type="float">
            <text:p>56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DefaultKeyedValues2D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.96" calcext:value-type="float">
            <text:p>85,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DefaultKeyedValues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9.13" calcext:value-type="float">
            <text:p>89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DefaultPieDataset.java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60.68" calcext:value-type="float">
            <text:p>60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DefaultValue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7.19" calcext:value-type="float">
            <text:p>67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HeatMap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0.78" calcext:value-type="float">
            <text:p>90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HeatMapUtils.java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7.98" calcext:value-type="float">
            <text:p>57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KeyedValueDataset.ja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.49" calcext:value-type="float">
            <text:p>91,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KeyedValues2D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1.49" calcext:value-type="float">
            <text:p>91,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KeyedValues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.7" calcext:value-type="float">
            <text:p>90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PieDataset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9.8" calcext:value-type="float">
            <text:p>89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Series.java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4.25" calcext:value-type="float">
            <text:p>64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SeriesChangeEvent.jav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4.48" calcext:value-type="float">
            <text:p>84,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SeriesChang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.74" calcext:value-type="float">
            <text:p>90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Series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5.9" calcext:value-type="float">
            <text:p>85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SeriesException.jav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6.21" calcext:value-type="float">
            <text:p>86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ValueDataset.ja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.49" calcext:value-type="float">
            <text:p>91,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general/WaferMapDataset.java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60.07" calcext:value-type="float">
            <text:p>60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io/CSV.java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8.39" calcext:value-type="float">
            <text:p>48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ItemKey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1.49" calcext:value-type="float">
            <text:p>91,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json/impl/JSONArray.java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json/impl/JSONAware.ja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.24" calcext:value-type="float">
            <text:p>90,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json/impl/JSONObject.java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1.43" calcext:value-type="float">
            <text:p>51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json/impl/JSONStreamAware.jav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6.96" calcext:value-type="float">
            <text:p>86,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json/impl/JSONValue.java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50.32" calcext:value-type="float">
            <text:p>50,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json/JSONUtils.java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45.45" calcext:value-type="float">
            <text:p>45,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KeyedObject.java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8.52" calcext:value-type="float">
            <text:p>58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KeyedObjects.java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52.7" calcext:value-type="float">
            <text:p>52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KeyedObjects2D.java</text:p>
          </table:table-cell>
          <table:table-cell office:value-type="float" office:value="7" calcext:value-type="float">
            <text:p>7</text:p>
          </table:table-cell>
          <table:table-cell office:value-type="float" office:value="244" calcext:value-type="float">
            <text:p>244</text:p>
          </table:table-cell>
          <table:table-cell office:value-type="float" office:value="47.19" calcext:value-type="float">
            <text:p>47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KeyedValue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KeyedValueComparator.java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44.37" calcext:value-type="float">
            <text:p>44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KeyedValueComparatorType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.38" calcext:value-type="float">
            <text:p>90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KeyedValues.jav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1.01" calcext:value-type="float">
            <text:p>91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KeyedValues2D.jav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8.35" calcext:value-type="float">
            <text:p>88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KeyedValues2DItemKey.java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48.94" calcext:value-type="float">
            <text:p>48,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KeyedValuesItemKey.java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4.21" calcext:value-type="float">
            <text:p>54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KeyToGroupMap.java</text:p>
          </table:table-cell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office:value-type="float" office:value="43.55" calcext:value-type="float">
            <text:p>43,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Range.java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53.77" calcext:value-type="float">
            <text:p>53,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RangeInfo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43" calcext:value-type="float">
            <text:p>91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RangeType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resources/DataPackageResources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0.65" calcext:value-type="float">
            <text:p>80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resources/DataPackageResources_de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0.65" calcext:value-type="float">
            <text:p>80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resources/DataPackageResources_es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0.65" calcext:value-type="float">
            <text:p>80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resources/DataPackageResources_fr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0.33" calcext:value-type="float">
            <text:p>80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resources/DataPackageResources_pl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0.95" calcext:value-type="float">
            <text:p>80,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resources/DataPackageResources_ru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9.66" calcext:value-type="float">
            <text:p>79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BoxAndWhiskerCalculator.java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44.72" calcext:value-type="float">
            <text:p>44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BoxAndWhiskerCategor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8.99" calcext:value-type="float">
            <text:p>88,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BoxAndWhiskerItem.java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52.47" calcext:value-type="float">
            <text:p>52,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BoxAndWhiskerXYDataset.jav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9.7" calcext:value-type="float">
            <text:p>89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DefaultBoxAndWhisker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412" calcext:value-type="float">
            <text:p>412</text:p>
          </table:table-cell>
          <table:table-cell office:value-type="float" office:value="52.59" calcext:value-type="float">
            <text:p>52,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DefaultBoxAndWhiskerXY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  <table:table-cell office:value-type="float" office:value="54.3" calcext:value-type="float">
            <text:p>5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DefaultMultiValueCategory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48.42" calcext:value-type="float">
            <text:p>48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DefaultStatistical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363" calcext:value-type="float">
            <text:p>363</text:p>
          </table:table-cell>
          <table:table-cell office:value-type="float" office:value="46.93" calcext:value-type="float">
            <text:p>46,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HistogramBin.java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0.26" calcext:value-type="float">
            <text:p>6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Histogram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office:value-type="float" office:value="54.19" calcext:value-type="float">
            <text:p>54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HistogramType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MeanAndStandardDeviation.java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60.37" calcext:value-type="float">
            <text:p>60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MultiValueCategor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.88" calcext:value-type="float">
            <text:p>87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Regression.java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32.42" calcext:value-type="float">
            <text:p>32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SimpleHistogramBin.java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49.81" calcext:value-type="float">
            <text:p>49,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SimpleHistogramDataset.java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58.41" calcext:value-type="float">
            <text:p>58,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StatisticalCategor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8.75" calcext:value-type="float">
            <text:p>88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statistics/Statistics.java</text:p>
          </table:table-cell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  <table:table-cell office:value-type="float" office:value="44.29" calcext:value-type="float">
            <text:p>44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DateRange.java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0.07" calcext:value-type="float">
            <text:p>70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Day.java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57.01" calcext:value-type="float">
            <text:p>57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DynamicTimeSeriesCollection.java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53.14" calcext:value-type="float">
            <text:p>53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FixedMillisecond.java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57.31" calcext:value-type="float">
            <text:p>57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Hour.java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55.53" calcext:value-type="float">
            <text:p>55,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Millisecond.java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52.91" calcext:value-type="float">
            <text:p>52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Minute.java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 office:value-type="float" office:value="53.79" calcext:value-type="float">
            <text:p>53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Month.java</text:p>
          </table:table-cell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office:value-type="float" office:value="51.72" calcext:value-type="float">
            <text:p>51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MovingAverage.java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44.26" calcext:value-type="float">
            <text:p>44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ohlc/OHLC.java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9.03" calcext:value-type="float">
            <text:p>59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ohlc/OHLCItem.java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0.47" calcext:value-type="float">
            <text:p>60,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ohlc/OHLCSeries.java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0.08" calcext:value-type="float">
            <text:p>7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ohlc/OHLCSeriesCollec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office:value-type="float" office:value="58.81" calcext:value-type="float">
            <text:p>58,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Quarter.java</text:p>
          </table:table-cell>
          <table:table-cell office:value-type="float" office:value="11" calcext:value-type="float">
            <text:p>11</text:p>
          </table:table-cell>
          <table:table-cell office:value-type="float" office:value="198" calcext:value-type="float">
            <text:p>19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RegularTimePeriod.java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69.53" calcext:value-type="float">
            <text:p>69,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Second.java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float" office:value="53.33" calcext:value-type="float">
            <text:p>53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SimpleTimePeriod.java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54.73" calcext:value-type="float">
            <text:p>54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TimePeriod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9.47" calcext:value-type="float">
            <text:p>89,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TimePeriodAnchor.jav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TimePeriodFormatException.jav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.76" calcext:value-type="float">
            <text:p>87,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TimePeriodValue.java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60.71" calcext:value-type="float">
            <text:p>60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TimePeriodValues.java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TimePeriodValuesCollection.java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office:value-type="float" office:value="49.64" calcext:value-type="float">
            <text:p>49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TimeSeries.java</text:p>
          </table:table-cell>
          <table:table-cell office:value-type="float" office:value="19" calcext:value-type="float">
            <text:p>19</text:p>
          </table:table-cell>
          <table:table-cell office:value-type="float" office:value="606" calcext:value-type="float">
            <text:p>606</text:p>
          </table:table-cell>
          <table:table-cell office:value-type="float" office:value="48.29" calcext:value-type="float">
            <text:p>48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TimeSeriesCollection.java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office:value-type="float" office:value="51.28" calcext:value-type="float">
            <text:p>51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TimeSeriesDataItem.java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5.26" calcext:value-type="float">
            <text:p>65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TimeSeriesTableModel.java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47.08" calcext:value-type="float">
            <text:p>47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TimeTableXYDataset.java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Week.java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49.24" calcext:value-type="float">
            <text:p>49,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time/Year.java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61.68" calcext:value-type="float">
            <text:p>61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UnknownKeyException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Value.jav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2.31" calcext:value-type="float">
            <text:p>92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Values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53" calcext:value-type="float">
            <text:p>91,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Values2D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3" calcext:value-type="float">
            <text:p>91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ml/CategoryDatasetHandler.java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0.33" calcext:value-type="float">
            <text:p>60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ml/CategorySeriesHandler.java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8.21" calcext:value-type="float">
            <text:p>58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ml/DatasetReader.java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4.04" calcext:value-type="float">
            <text:p>54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ml/DatasetTags.jav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4.21" calcext:value-type="float">
            <text:p>84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ml/Item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8.94" calcext:value-type="float">
            <text:p>58,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ml/Key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2.41" calcext:value-type="float">
            <text:p>62,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ml/PieDataset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ml/Root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5.79" calcext:value-type="float">
            <text:p>65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ml/Value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9.18" calcext:value-type="float">
            <text:p>59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AbstractIntervalXY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4.66" calcext:value-type="float">
            <text:p>64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AbstractX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8.89" calcext:value-type="float">
            <text:p>68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AbstractXYZ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8.33" calcext:value-type="float">
            <text:p>78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CategoryTableXY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62.66" calcext:value-type="float">
            <text:p>62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DefaultHighLow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61.06" calcext:value-type="float">
            <text:p>61,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DefaultIntervalX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62.48" calcext:value-type="float">
            <text:p>62,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DefaultOHLC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DefaultTableXYDataset.java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49.66" calcext:value-type="float">
            <text:p>49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DefaultWind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52.79" calcext:value-type="float">
            <text:p>52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DefaultX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58.77" calcext:value-type="float">
            <text:p>58,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DefaultXYZ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60.7" calcext:value-type="float">
            <text:p>60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IntervalX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.97" calcext:value-type="float">
            <text:p>91,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IntervalXYDelegate.java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58.72" calcext:value-type="float">
            <text:p>58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IntervalXYZ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9.69" calcext:value-type="float">
            <text:p>89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MatrixSeries.java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MatrixSeriesCollection.java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60.29" calcext:value-type="float">
            <text:p>6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NormalizedMatrixSeries.java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3.28" calcext:value-type="float">
            <text:p>73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OHLCDataItem.java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7.69" calcext:value-type="float">
            <text:p>57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OHLC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1.28" calcext:value-type="float">
            <text:p>91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TableXYDataset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.98" calcext:value-type="float">
            <text:p>92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Vector.java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4.44" calcext:value-type="float">
            <text:p>64,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VectorDataItem.jav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9.23" calcext:value-type="float">
            <text:p>69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VectorSeries.java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72.84" calcext:value-type="float">
            <text:p>72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VectorSeriesCollection.java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62.05" calcext:value-type="float">
            <text:p>62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VectorXYDataset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1.78" calcext:value-type="float">
            <text:p>91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WindDataset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2.54" calcext:value-type="float">
            <text:p>92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IntervalDataItem.java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7.31" calcext:value-type="float">
            <text:p>67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IntervalSeries.java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.31" calcext:value-type="float">
            <text:p>75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IntervalSeriesCollection.java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61.11" calcext:value-type="float">
            <text:p>61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isSymbolic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67" calcext:value-type="float">
            <text:p>91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Bar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64.79" calcext:value-type="float">
            <text:p>64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Coordinate.java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4.19" calcext:value-type="float">
            <text:p>54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DataItem.java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58.11" calcext:value-type="float">
            <text:p>58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Dataset.java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9.81" calcext:value-type="float">
            <text:p>89,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DatasetTableModel.java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9.71" calcext:value-type="float">
            <text:p>69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DomainInfo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9.09" calcext:value-type="float">
            <text:p>89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Interval.java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9.44" calcext:value-type="float">
            <text:p>59,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IntervalDataItem.java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8.21" calcext:value-type="float">
            <text:p>58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IntervalSeries.java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4.07" calcext:value-type="float">
            <text:p>74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IntervalSeriesCollection.java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63.03" calcext:value-type="float">
            <text:p>63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ItemKey.java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9.28" calcext:value-type="float">
            <text:p>49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RangeInfo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.29" calcext:value-type="float">
            <text:p>89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Series.java</text:p>
          </table:table-cell>
          <table:table-cell office:value-type="float" office:value="15" calcext:value-type="float">
            <text:p>15</text:p>
          </table:table-cell>
          <table:table-cell office:value-type="float" office:value="425" calcext:value-type="float">
            <text:p>425</text:p>
          </table:table-cell>
          <table:table-cell office:value-type="float" office:value="52.35" calcext:value-type="float">
            <text:p>52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SeriesCollection.java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47.6" calcext:value-type="float">
            <text:p>47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XYZ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1.67" calcext:value-type="float">
            <text:p>91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YInterval.java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3.39" calcext:value-type="float">
            <text:p>63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YIntervalDataItem.java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4.08" calcext:value-type="float">
            <text:p>64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YIntervalSeries.java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6.07" calcext:value-type="float">
            <text:p>76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YIntervalSeriesCollec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61.99" calcext:value-type="float">
            <text:p>61,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YisSymbolic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78" calcext:value-type="float">
            <text:p>91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rc/main/java/org/jfree/data/xy/YWithXInterval.java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4.66" calcext:value-type="float">
            <text:p>64,66</text:p>
          </table:table-cell>
          <table:table-cell table:number-columns-repeated="4"/>
        </table:table-row>
        <table:table-row table:style-name="ro1" table:number-rows-repeated="104794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>
        <table:table-column table:style-name="co9" table:default-cell-style-name="ce4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1">Mediane  NOCom</text:span> </text:p>
          </table:table-cell>
          <table:table-cell office:value-type="string" calcext:value-type="string">
            <text:p><text:span text:style-name="T1">Mediane   NCLOC</text:span> </text:p>
          </table:table-cell>
          <table:table-cell office:value-type="string" calcext:value-type="string">
            <text:p><text:span text:style-name="T1">Mediane  DCP</text:span> </text:p>
          </table:table-cell>
        </table:table-row>
        <table:table-row table:style-name="ro1">
          <table:table-cell/>
          <table:table-cell table:formula="of:=MEDIAN(['jfreechart-stats'.B2:.B633])" office:value-type="float" office:value="5" calcext:value-type="float">
            <text:p>5</text:p>
          </table:table-cell>
          <table:table-cell table:formula="of:=MEDIAN(['jfreechart-stats'.C2:.C633])" office:value-type="float" office:value="71.5" calcext:value-type="float">
            <text:p>71,5</text:p>
          </table:table-cell>
          <table:table-cell table:formula="of:=MEDIAN(['jfreechart-stats'.D2:.D633])" office:value-type="float" office:value="59.21" calcext:value-type="float">
            <text:p>59,2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quartile inférieur NOCom</text:p>
          </table:table-cell>
          <table:table-cell office:value-type="string" calcext:value-type="string">
            <text:p>quartile inférieur NCLOC</text:p>
          </table:table-cell>
          <table:table-cell office:value-type="string" calcext:value-type="string">
            <text:p>quartile inférieur DCP</text:p>
          </table:table-cell>
        </table:table-row>
        <table:table-row table:style-name="ro1">
          <table:table-cell/>
          <table:table-cell table:formula="of:=QUARTILE(['jfreechart-stats'.B2:.B633];1)" office:value-type="float" office:value="3" calcext:value-type="float">
            <text:p>3</text:p>
          </table:table-cell>
          <table:table-cell table:formula="of:=QUARTILE(['jfreechart-stats'.C2:.C633];1)" office:value-type="float" office:value="12" calcext:value-type="float">
            <text:p>12</text:p>
          </table:table-cell>
          <table:table-cell table:formula="of:=QUARTILE(['jfreechart-stats'.D2:.D633];1)" office:value-type="float" office:value="49.27" calcext:value-type="float">
            <text:p>49,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quartile supérieur NOCom</text:p>
          </table:table-cell>
          <table:table-cell office:value-type="string" calcext:value-type="string">
            <text:p><text:span text:style-name="T1">quartile supérieur</text:span> NCLOC</text:p>
          </table:table-cell>
          <table:table-cell office:value-type="string" calcext:value-type="string">
            <text:p><text:span text:style-name="T1">quartile supérieur</text:span> DCP</text:p>
          </table:table-cell>
        </table:table-row>
        <table:table-row table:style-name="ro1">
          <table:table-cell/>
          <table:table-cell table:formula="of:=QUARTILE(['jfreechart-stats'.B2:.B633];3)" office:value-type="float" office:value="9" calcext:value-type="float">
            <text:p>9</text:p>
          </table:table-cell>
          <table:table-cell table:formula="of:=QUARTILE(['jfreechart-stats'.C2:.C633];3)" office:value-type="float" office:value="180" calcext:value-type="float">
            <text:p>180</text:p>
          </table:table-cell>
          <table:table-cell table:formula="of:=QUARTILE(['jfreechart-stats'.D2:.D633];3)" office:value-type="float" office:value="82.31" calcext:value-type="float">
            <text:p>82,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ongueur boite NOCom</text:p>
          </table:table-cell>
          <table:table-cell office:value-type="string" calcext:value-type="string">
            <text:p>longueur boite NCLOC</text:p>
          </table:table-cell>
          <table:table-cell office:value-type="string" calcext:value-type="string">
            <text:p>longueur boite DCP</text:p>
          </table:table-cell>
        </table:table-row>
        <table:table-row table:style-name="ro1">
          <table:table-cell/>
          <table:table-cell table:formula="of:=[.B8]-[.B5]" office:value-type="float" office:value="6" calcext:value-type="float">
            <text:p>6</text:p>
          </table:table-cell>
          <table:table-cell table:formula="of:=[.C8]-[.C5]" office:value-type="float" office:value="168" calcext:value-type="float">
            <text:p>168</text:p>
          </table:table-cell>
          <table:table-cell table:formula="of:=[.D8]-[.D5]" office:value-type="float" office:value="33.04" calcext:value-type="float">
            <text:p>33,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imite inférieure NOCom</text:p>
          </table:table-cell>
          <table:table-cell office:value-type="string" calcext:value-type="string">
            <text:p><text:span text:style-name="T1">limite inférieure</text:span> NCLOC</text:p>
          </table:table-cell>
          <table:table-cell office:value-type="string" calcext:value-type="string">
            <text:p><text:span text:style-name="T1">limite inférieure</text:span> DCP</text:p>
          </table:table-cell>
        </table:table-row>
        <table:table-row table:style-name="ro1">
          <table:table-cell/>
          <table:table-cell table:formula="of:=MAX([.B5]-(1.5*[.B11]);MIN(['jfreechart-stats'.B2:.B633]))" office:value-type="float" office:value="2" calcext:value-type="float">
            <text:p>2</text:p>
          </table:table-cell>
          <table:table-cell table:formula="of:=MAX([.C5]-(1.5*[.C11]);MIN(['jfreechart-stats'.C2:.C633]))" office:value-type="float" office:value="4" calcext:value-type="float">
            <text:p>4</text:p>
          </table:table-cell>
          <table:table-cell table:formula="of:=MAX([.D5]-(1.5*[.D11]);MIN(['jfreechart-stats'.D2:.D633]))" office:value-type="float" office:value="25.24" calcext:value-type="float">
            <text:p>25,24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limite supérieure NOCom</text:p>
          </table:table-cell>
          <table:table-cell office:value-type="string" calcext:value-type="string">
            <text:p><text:span text:style-name="T1">limite supérieure</text:span> NCLOC</text:p>
          </table:table-cell>
          <table:table-cell office:value-type="string" calcext:value-type="string">
            <text:p><text:span text:style-name="T1">limite supérieure</text:span> DCP</text:p>
          </table:table-cell>
        </table:table-row>
        <table:table-row table:style-name="ro1">
          <table:table-cell table:style-name="ce3"/>
          <table:table-cell table:formula="of:=[.B8]+(1.5*[.B11])" office:value-type="float" office:value="18" calcext:value-type="float">
            <text:p>18</text:p>
          </table:table-cell>
          <table:table-cell table:formula="of:=[.C8]+(1.5*[.C11])" office:value-type="float" office:value="432" calcext:value-type="float">
            <text:p>432</text:p>
          </table:table-cell>
          <table:table-cell table:formula="of:=[.D8]+(1.5*[.D11])" office:value-type="float" office:value="131.87" calcext:value-type="float">
            <text:p>131,87</text:p>
          </table:table-cell>
        </table:table-row>
      </table:table>
      <table:table table:name="Feuille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number:min-decimal-places="0" number:min-integer-digits="0"/>
      <number:text>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decimal-places="0" number:min-integer-digits="1" number:grouping="true"/>
      <number:text>   </number:text>
    </number:number-style>
    <number:number-style style:name="N10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  </number:text>
    </number:number-style>
    <number:number-style style:name="N11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number-style style:name="N11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day/>
      <number:text>/</number:text>
      <number:month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1-16T22:53:55.859510770</dc:date>
    <meta:editing-duration>PT3H30M27S</meta:editing-duration>
    <meta:editing-cycles>4</meta:editing-cycles>
    <meta:document-statistic meta:table-count="3" meta:cell-count="2577" meta:object-count="0"/>
  </office:meta>
</office:document-meta>
</file>